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178ad" officeooo:paragraph-rsid="001178ad" style:font-weight-asian="bold" style:font-weight-complex="bold"/>
    </style:style>
    <style:style style:name="P2" style:family="paragraph" style:parent-style-name="Standard">
      <style:paragraph-properties fo:text-align="start" style:justify-single-word="false"/>
      <style:text-properties fo:font-size="14pt" fo:font-weight="bold" officeooo:rsid="0018038d" officeooo:paragraph-rsid="0018038d" style:font-weight-asian="bold" style:font-weight-complex="bold"/>
    </style:style>
    <style:style style:name="P3" style:family="paragraph" style:parent-style-name="Standard">
      <style:paragraph-properties fo:text-align="start" style:justify-single-word="false"/>
      <style:text-properties fo:font-size="14pt" fo:font-weight="bold" officeooo:rsid="001a02b9" officeooo:paragraph-rsid="001a02b9" style:font-weight-asian="bold" style:font-weight-complex="bold"/>
    </style:style>
    <style:style style:name="P4" style:family="paragraph" style:parent-style-name="Standard">
      <style:paragraph-properties fo:text-align="start" style:justify-single-word="false"/>
      <style:text-properties fo:font-size="14pt" fo:font-weight="bold" officeooo:rsid="00387fcb" officeooo:paragraph-rsid="00387fcb" style:font-weight-asian="bold" style:font-weight-complex="bold"/>
    </style:style>
    <style:style style:name="P5" style:family="paragraph" style:parent-style-name="Standard">
      <style:paragraph-properties fo:text-align="start" style:justify-single-word="false"/>
      <style:text-properties fo:font-size="14pt" fo:font-style="normal" fo:font-weight="bold" officeooo:rsid="002164a6" officeooo:paragraph-rsid="002164a6"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ize="14pt" fo:font-style="normal" fo:font-weight="bold" officeooo:rsid="00236907" officeooo:paragraph-rsid="00236907"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ize="14pt" fo:font-style="normal" fo:font-weight="bold" officeooo:rsid="00256a86" officeooo:paragraph-rsid="00256a86"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ize="14pt" fo:font-style="normal" fo:font-weight="bold" officeooo:rsid="00289111" officeooo:paragraph-rsid="00289111"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fo:font-size="14pt" fo:font-style="normal" fo:font-weight="bold" officeooo:rsid="002c7c37" officeooo:paragraph-rsid="002c7c37"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ize="14pt" fo:font-style="normal" fo:font-weight="bold" officeooo:rsid="003525e6" officeooo:paragraph-rsid="003525e6"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ize="14pt" fo:font-style="normal" fo:font-weight="bold" officeooo:rsid="003a3610" officeooo:paragraph-rsid="003a3610" style:font-style-asian="normal" style:font-weight-asian="bold" style:font-style-complex="normal" style:font-weight-complex="bold"/>
    </style:style>
    <style:style style:name="P12" style:family="paragraph" style:parent-style-name="Standard">
      <style:paragraph-properties fo:text-align="center" style:justify-single-word="false"/>
      <style:text-properties fo:font-size="16pt" officeooo:rsid="00109648" officeooo:paragraph-rsid="00109648"/>
    </style:style>
    <style:style style:name="P13" style:family="paragraph" style:parent-style-name="Standard">
      <style:paragraph-properties fo:text-align="start" style:justify-single-word="false"/>
      <style:text-properties fo:font-size="16pt" officeooo:rsid="00109648" officeooo:paragraph-rsid="00109648"/>
    </style:style>
    <style:style style:name="P14" style:family="paragraph" style:parent-style-name="Standard">
      <style:paragraph-properties fo:text-align="start" style:justify-single-word="false"/>
      <style:text-properties fo:font-size="12pt" fo:font-weight="normal" officeooo:rsid="001178ad" officeooo:paragraph-rsid="001178ad" style:font-weight-asian="normal" style:font-weight-complex="normal"/>
    </style:style>
    <style:style style:name="P15" style:family="paragraph" style:parent-style-name="Standard">
      <style:paragraph-properties fo:text-align="start" style:justify-single-word="false"/>
      <style:text-properties fo:font-size="12pt" fo:font-weight="normal" officeooo:rsid="001842f0" officeooo:paragraph-rsid="001842f0" style:font-weight-asian="normal" style:font-weight-complex="normal"/>
    </style:style>
    <style:style style:name="P16" style:family="paragraph" style:parent-style-name="Standard">
      <style:paragraph-properties fo:text-align="start" style:justify-single-word="false"/>
      <style:text-properties fo:font-size="12pt" fo:font-style="normal" fo:font-weight="normal" officeooo:rsid="00236907" officeooo:paragraph-rsid="00236907"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24e3b1" officeooo:paragraph-rsid="0024e3b1"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283ecf" officeooo:paragraph-rsid="00283ecf"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2d4f8d" officeooo:paragraph-rsid="002d4f8d"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26b23" officeooo:paragraph-rsid="00326b23"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39e71e" officeooo:paragraph-rsid="0039e71e"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ize="10pt" fo:font-style="italic" fo:font-weight="normal" officeooo:rsid="0020bde0" officeooo:paragraph-rsid="0020bde0" style:font-style-asian="italic" style:font-weight-asian="normal" style:font-style-complex="italic" style:font-weight-complex="normal"/>
    </style:style>
    <style:style style:name="P23" style:family="paragraph" style:parent-style-name="Standard" style:list-style-name="L1">
      <style:paragraph-properties fo:text-align="start" style:justify-single-word="false"/>
      <style:text-properties fo:font-size="12pt" fo:font-weight="normal" officeooo:rsid="001178ad" officeooo:paragraph-rsid="001178ad" style:font-weight-asian="normal" style:font-weight-complex="normal"/>
    </style:style>
    <style:style style:name="P24" style:family="paragraph" style:parent-style-name="Standard" style:list-style-name="L2">
      <style:paragraph-properties fo:text-align="start" style:justify-single-word="false"/>
      <style:text-properties fo:font-size="12pt" fo:font-weight="normal" officeooo:rsid="001178ad" officeooo:paragraph-rsid="001178ad" style:font-weight-asian="normal" style:font-weight-complex="normal"/>
    </style:style>
    <style:style style:name="P25" style:family="paragraph" style:parent-style-name="Standard" style:list-style-name="L3">
      <style:paragraph-properties fo:text-align="start" style:justify-single-word="false"/>
      <style:text-properties fo:font-size="12pt" fo:font-weight="normal" officeooo:rsid="0018038d" officeooo:paragraph-rsid="0018038d" style:font-weight-asian="normal" style:font-weight-complex="normal"/>
    </style:style>
    <style:style style:name="P26" style:family="paragraph" style:parent-style-name="Standard">
      <style:paragraph-properties fo:text-align="start" style:justify-single-word="false"/>
      <style:text-properties fo:font-size="12pt" fo:font-weight="normal" officeooo:rsid="0018038d" officeooo:paragraph-rsid="0018038d" style:font-weight-asian="normal" style:font-weight-complex="normal"/>
    </style:style>
    <style:style style:name="P27" style:family="paragraph" style:parent-style-name="Standard" style:list-style-name="L3">
      <style:paragraph-properties fo:text-align="start" style:justify-single-word="false"/>
      <style:text-properties fo:font-size="12pt" fo:font-weight="normal" officeooo:rsid="003a3610" officeooo:paragraph-rsid="003a3610" style:font-weight-asian="normal" style:font-weight-complex="normal"/>
    </style:style>
    <style:style style:name="P28" style:family="paragraph" style:parent-style-name="Standard" style:list-style-name="L4">
      <style:paragraph-properties fo:text-align="start" style:justify-single-word="false"/>
      <style:text-properties fo:font-size="12pt" fo:font-weight="normal" officeooo:rsid="001842f0" officeooo:paragraph-rsid="001842f0" style:font-weight-asian="normal" style:font-weight-complex="normal"/>
    </style:style>
    <style:style style:name="P29" style:family="paragraph" style:parent-style-name="Standard" style:list-style-name="L5">
      <style:paragraph-properties fo:text-align="start" style:justify-single-word="false"/>
      <style:text-properties fo:font-size="12pt" fo:font-weight="normal" officeooo:rsid="001a51a4" officeooo:paragraph-rsid="001a51a4" style:font-weight-asian="normal" style:font-weight-complex="normal"/>
    </style:style>
    <style:style style:name="P30" style:family="paragraph" style:parent-style-name="Standard" style:list-style-name="L4">
      <style:paragraph-properties fo:text-align="start" style:justify-single-word="false"/>
      <style:text-properties fo:font-size="12pt" fo:font-style="normal" fo:font-weight="normal" officeooo:rsid="001842f0" officeooo:paragraph-rsid="001842f0" style:font-style-asian="normal" style:font-weight-asian="normal" style:font-style-complex="normal" style:font-weight-complex="normal"/>
    </style:style>
    <style:style style:name="P31" style:family="paragraph" style:parent-style-name="Standard" style:list-style-name="L5">
      <style:paragraph-properties fo:text-align="start" style:justify-single-word="false"/>
      <style:text-properties fo:font-size="12pt" fo:font-style="normal" fo:font-weight="normal" officeooo:rsid="003b26b3" officeooo:paragraph-rsid="003b26b3" style:font-style-asian="normal" style:font-weight-asian="normal" style:font-style-complex="normal" style:font-weight-complex="normal"/>
    </style:style>
    <style:style style:name="P32" style:family="paragraph" style:parent-style-name="Standard" style:list-style-name="L5">
      <style:paragraph-properties fo:text-align="start" style:justify-single-word="false"/>
      <style:text-properties fo:font-size="12pt" fo:font-style="normal" fo:font-weight="normal" officeooo:rsid="001ba262" officeooo:paragraph-rsid="001ba262"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1debbc" officeooo:paragraph-rsid="001debbc" style:font-style-asian="normal" style:font-weight-asian="normal" style:font-style-complex="normal" style:font-weight-complex="normal"/>
    </style:style>
    <style:style style:name="P34" style:family="paragraph" style:parent-style-name="Standard" style:list-style-name="L6">
      <style:paragraph-properties fo:text-align="start" style:justify-single-word="false"/>
      <style:text-properties fo:font-size="12pt" fo:font-style="normal" fo:font-weight="normal" officeooo:rsid="0020bde0" officeooo:paragraph-rsid="0020bde0" style:font-style-asian="normal" style:font-weight-asian="normal" style:font-style-complex="normal" style:font-weight-complex="normal"/>
    </style:style>
    <style:style style:name="P35" style:family="paragraph" style:parent-style-name="Standard" style:list-style-name="L7">
      <style:paragraph-properties fo:text-align="start" style:justify-single-word="false"/>
      <style:text-properties fo:font-size="12pt" fo:font-style="normal" fo:font-weight="normal" officeooo:rsid="0033f024" officeooo:paragraph-rsid="0033f024" style:font-style-asian="normal" style:font-weight-asian="normal" style:font-style-complex="normal" style:font-weight-complex="normal"/>
    </style:style>
    <style:style style:name="P36" style:family="paragraph" style:parent-style-name="Standard" style:list-style-name="L8">
      <style:paragraph-properties fo:text-align="start" style:justify-single-word="false"/>
      <style:text-properties fo:font-size="12pt" fo:font-style="normal" fo:font-weight="normal" officeooo:rsid="002264bb" officeooo:paragraph-rsid="002264bb" style:font-style-asian="normal" style:font-weight-asian="normal" style:font-style-complex="normal" style:font-weight-complex="normal"/>
    </style:style>
    <style:style style:name="P37" style:family="paragraph" style:parent-style-name="Standard" style:list-style-name="L8">
      <style:paragraph-properties fo:text-align="start" style:justify-single-word="false"/>
      <style:text-properties fo:font-size="12pt" fo:font-style="normal" fo:font-weight="normal" officeooo:rsid="00236907" officeooo:paragraph-rsid="00236907" style:font-style-asian="normal" style:font-weight-asian="normal" style:font-style-complex="normal" style:font-weight-complex="normal"/>
    </style:style>
    <style:style style:name="P38" style:family="paragraph" style:parent-style-name="Standard" style:list-style-name="L9">
      <style:paragraph-properties fo:text-align="start" style:justify-single-word="false"/>
      <style:text-properties fo:font-size="12pt" fo:font-style="normal" fo:font-weight="normal" officeooo:rsid="002a4a9b" officeooo:paragraph-rsid="002a4a9b" style:font-style-asian="normal" style:font-weight-asian="normal" style:font-style-complex="normal" style:font-weight-complex="normal"/>
    </style:style>
    <style:style style:name="P39" style:family="paragraph" style:parent-style-name="Standard" style:list-style-name="L9">
      <style:paragraph-properties fo:text-align="start" style:justify-single-word="false"/>
      <style:text-properties fo:font-size="12pt" fo:font-style="normal" fo:font-weight="normal" officeooo:rsid="003cc536" officeooo:paragraph-rsid="003cc536" style:font-style-asian="normal" style:font-weight-asian="normal" style:font-style-complex="normal" style:font-weight-complex="normal"/>
    </style:style>
    <style:style style:name="P40" style:family="paragraph" style:parent-style-name="Standard" style:list-style-name="L11">
      <style:paragraph-properties fo:text-align="start" style:justify-single-word="false"/>
      <style:text-properties fo:font-size="12pt" fo:font-style="normal" fo:font-weight="normal" officeooo:rsid="003cc536" officeooo:paragraph-rsid="003cc536" style:font-style-asian="normal" style:font-weight-asian="normal" style:font-style-complex="normal" style:font-weight-complex="normal"/>
    </style:style>
    <style:style style:name="P41" style:family="paragraph" style:parent-style-name="Standard" style:list-style-name="L10">
      <style:paragraph-properties fo:text-align="start" style:justify-single-word="false"/>
      <style:text-properties fo:font-size="12pt" fo:font-style="normal" fo:font-weight="normal" officeooo:rsid="0024e3b1" officeooo:paragraph-rsid="0024e3b1" style:font-style-asian="normal" style:font-weight-asian="normal" style:font-style-complex="normal" style:font-weight-complex="normal"/>
    </style:style>
    <style:style style:name="P42" style:family="paragraph" style:parent-style-name="Standard" style:list-style-name="L11">
      <style:paragraph-properties fo:text-align="start" style:justify-single-word="false"/>
      <style:text-properties fo:font-size="12pt" fo:font-style="normal" fo:font-weight="normal" officeooo:rsid="00283ecf" officeooo:paragraph-rsid="00283ecf" style:font-style-asian="normal" style:font-weight-asian="normal" style:font-style-complex="normal" style:font-weight-complex="normal"/>
    </style:style>
    <style:style style:name="P43" style:family="paragraph" style:parent-style-name="Standard" style:list-style-name="L12">
      <style:paragraph-properties fo:text-align="start" style:justify-single-word="false"/>
      <style:text-properties fo:font-size="12pt" fo:font-style="normal" fo:font-weight="normal" officeooo:rsid="002d4f8d" officeooo:paragraph-rsid="002d4f8d" style:font-style-asian="normal" style:font-weight-asian="normal" style:font-style-complex="normal" style:font-weight-complex="normal"/>
    </style:style>
    <style:style style:name="P44" style:family="paragraph" style:parent-style-name="Standard" style:list-style-name="L12">
      <style:paragraph-properties fo:text-align="start" style:justify-single-word="false"/>
      <style:text-properties fo:font-size="12pt" fo:font-style="normal" fo:font-weight="normal" officeooo:rsid="002fc2c2" officeooo:paragraph-rsid="002fc2c2" style:font-style-asian="normal" style:font-weight-asian="normal" style:font-style-complex="normal" style:font-weight-complex="normal"/>
    </style:style>
    <style:style style:name="P45" style:family="paragraph" style:parent-style-name="Standard" style:list-style-name="L13">
      <style:paragraph-properties fo:text-align="start" style:justify-single-word="false"/>
      <style:text-properties fo:font-size="12pt" fo:font-style="normal" fo:font-weight="normal" officeooo:rsid="00360e9e" officeooo:paragraph-rsid="00360e9e"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03878e5" officeooo:paragraph-rsid="00360e9e" style:font-style-asian="normal" style:font-weight-asian="normal" style:font-style-complex="normal" style:font-weight-complex="normal"/>
    </style:style>
    <style:style style:name="P47" style:family="paragraph" style:parent-style-name="Standard" style:list-style-name="L14">
      <style:paragraph-properties fo:text-align="start" style:justify-single-word="false"/>
      <style:text-properties fo:font-size="12pt" fo:font-style="normal" fo:font-weight="normal" officeooo:rsid="0039675d" officeooo:paragraph-rsid="0039675d" style:font-style-asian="normal" style:font-weight-asian="normal" style:font-style-complex="normal" style:font-weight-complex="normal"/>
    </style:style>
    <style:style style:name="P48" style:family="paragraph" style:parent-style-name="Standard" style:list-style-name="L14">
      <style:paragraph-properties fo:text-align="start" style:justify-single-word="false"/>
      <style:text-properties fo:font-size="12pt" fo:font-style="normal" fo:font-weight="normal" officeooo:rsid="0039e71e" officeooo:paragraph-rsid="0039e71e" style:font-style-asian="normal" style:font-weight-asian="normal" style:font-style-complex="normal" style:font-weight-complex="normal"/>
    </style:style>
    <style:style style:name="P49" style:family="paragraph" style:parent-style-name="Standard" style:list-style-name="L15">
      <style:paragraph-properties fo:text-align="start" style:justify-single-word="false"/>
      <style:text-properties fo:font-size="12pt" fo:font-style="normal" fo:font-weight="normal" officeooo:rsid="003a3610" officeooo:paragraph-rsid="003a3610"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ize="12pt" fo:font-style="normal" fo:font-weight="normal" officeooo:rsid="003a3610" officeooo:paragraph-rsid="003a3610" style:font-style-asian="normal" style:font-weight-asian="normal" style:font-style-complex="normal" style:font-weight-complex="normal"/>
    </style:style>
    <style:style style:name="P51" style:family="paragraph" style:parent-style-name="Standard" style:list-style-name="L5">
      <style:paragraph-properties fo:text-align="start" style:justify-single-word="false"/>
      <style:text-properties fo:font-size="12pt" fo:font-style="normal" officeooo:rsid="001b5c55" officeooo:paragraph-rsid="001b5c55" style:font-style-asian="normal" style:font-style-complex="normal"/>
    </style:style>
    <style:style style:name="P52" style:family="paragraph" style:parent-style-name="Standard">
      <style:paragraph-properties fo:text-align="start" style:justify-single-word="false"/>
      <style:text-properties fo:font-size="12pt" fo:font-style="italic" fo:font-weight="normal" officeooo:rsid="002fc2c2" officeooo:paragraph-rsid="002fc2c2" style:font-style-asian="italic" style:font-weight-asian="normal" style:font-style-complex="italic" style:font-weight-complex="normal"/>
    </style:style>
    <style:style style:name="P53" style:family="paragraph" style:parent-style-name="Standard">
      <style:paragraph-properties fo:text-align="start" style:justify-single-word="false"/>
      <style:text-properties fo:font-size="14pt" fo:font-weight="bold" officeooo:rsid="0016a5df" officeooo:paragraph-rsid="0016a5df" style:font-weight-asian="bold" style:font-weight-complex="bold"/>
    </style:style>
    <style:style style:name="P54" style:family="paragraph" style:parent-style-name="Standard">
      <style:paragraph-properties fo:text-align="start" style:justify-single-word="false"/>
      <style:text-properties fo:font-size="14pt" fo:font-style="normal" fo:font-weight="bold" officeooo:rsid="001debbc" officeooo:paragraph-rsid="001debbc" style:font-style-asian="normal" style:font-weight-asian="bold" style:font-style-complex="normal" style:font-weight-complex="bold"/>
    </style:style>
    <style:style style:name="P55" style:family="paragraph" style:parent-style-name="Standard" style:list-style-name="L3">
      <style:paragraph-properties fo:text-align="start" style:justify-single-word="false"/>
      <style:text-properties fo:font-weight="normal" officeooo:rsid="0018038d" officeooo:paragraph-rsid="0018038d" style:font-weight-asian="normal" style:font-weight-complex="normal"/>
    </style:style>
    <style:style style:name="P56" style:family="paragraph" style:parent-style-name="Standard" style:list-style-name="L3">
      <style:paragraph-properties fo:text-align="start" style:justify-single-word="false"/>
      <style:text-properties fo:font-style="italic" fo:font-weight="normal" officeooo:rsid="003a3610" officeooo:paragraph-rsid="003a3610" style:font-style-asian="italic" style:font-weight-asian="normal" style:font-style-complex="italic" style:font-weight-complex="normal"/>
    </style:style>
    <style:style style:name="P57" style:family="paragraph" style:parent-style-name="Standard" style:list-style-name="L5">
      <style:paragraph-properties fo:text-align="start" style:justify-single-word="false"/>
      <style:text-properties officeooo:paragraph-rsid="001a51a4"/>
    </style:style>
    <style:style style:name="P58" style:family="paragraph" style:parent-style-name="Standard" style:list-style-name="L6">
      <style:paragraph-properties fo:text-align="start" style:justify-single-word="false"/>
      <style:text-properties officeooo:paragraph-rsid="0020bde0"/>
    </style:style>
    <style:style style:name="P59" style:family="paragraph" style:parent-style-name="Standard" style:list-style-name="L13">
      <style:paragraph-properties fo:text-align="start" style:justify-single-word="false"/>
      <style:text-properties officeooo:paragraph-rsid="00360e9e"/>
    </style:style>
    <style:style style:name="P60" style:family="paragraph" style:parent-style-name="Standard" style:list-style-name="L5">
      <style:paragraph-properties fo:text-align="start" style:justify-single-word="false"/>
      <style:text-properties fo:font-size="10pt" fo:font-style="italic" officeooo:rsid="001b5c55" officeooo:paragraph-rsid="001b5c55" style:font-style-asian="italic" style:font-style-complex="italic"/>
    </style:style>
    <style:style style:name="P61" style:family="paragraph" style:parent-style-name="Standard" style:list-style-name="L5">
      <style:paragraph-properties fo:text-align="start" style:justify-single-word="false"/>
      <style:text-properties fo:font-size="10pt" fo:font-style="italic" officeooo:rsid="003b26b3" officeooo:paragraph-rsid="003b26b3" style:font-style-asian="italic" style:font-style-complex="italic"/>
    </style:style>
    <style:style style:name="P62" style:family="paragraph" style:parent-style-name="Standard" style:list-style-name="L5">
      <style:paragraph-properties fo:text-align="start" style:justify-single-word="false"/>
      <style:text-properties fo:font-size="10pt" fo:font-style="italic" officeooo:rsid="001ba262" officeooo:paragraph-rsid="001ba262" style:font-style-asian="italic" style:font-style-complex="italic"/>
    </style:style>
    <style:style style:name="P63" style:family="paragraph" style:parent-style-name="Standard" style:list-style-name="L5">
      <style:paragraph-properties fo:text-align="start" style:justify-single-word="false"/>
      <style:text-properties fo:font-size="10pt" fo:font-style="italic" officeooo:rsid="001debbc" officeooo:paragraph-rsid="001debbc" style:font-style-asian="italic" style:font-style-complex="italic"/>
    </style:style>
    <style:style style:name="P64" style:family="paragraph" style:parent-style-name="Standard" style:list-style-name="L6">
      <style:paragraph-properties fo:text-align="start" style:justify-single-word="false"/>
      <style:text-properties fo:font-size="10pt" fo:font-style="italic" fo:font-weight="normal" officeooo:rsid="0020bde0" officeooo:paragraph-rsid="0020bde0" style:font-style-asian="italic" style:font-weight-asian="normal" style:font-style-complex="italic" style:font-weight-complex="normal"/>
    </style:style>
    <style:style style:name="P65" style:family="paragraph" style:parent-style-name="Standard" style:list-style-name="L8">
      <style:paragraph-properties fo:text-align="start" style:justify-single-word="false"/>
      <style:text-properties fo:font-size="10pt" fo:font-style="italic" fo:font-weight="normal" officeooo:rsid="002264bb" officeooo:paragraph-rsid="002264bb" style:font-style-asian="italic" style:font-weight-asian="normal" style:font-style-complex="italic" style:font-weight-complex="normal"/>
    </style:style>
    <style:style style:name="P66" style:family="paragraph" style:parent-style-name="Standard" style:list-style-name="L14">
      <style:paragraph-properties fo:text-align="start" style:justify-single-word="false"/>
      <style:text-properties fo:font-size="10pt" fo:font-style="italic" fo:font-weight="normal" officeooo:rsid="0039675d" officeooo:paragraph-rsid="0039675d" style:font-style-asian="italic" style:font-weight-asian="normal" style:font-style-complex="italic" style:font-weight-complex="normal"/>
    </style:style>
    <style:style style:name="P67" style:family="paragraph" style:parent-style-name="Standard" style:list-style-name="L13">
      <style:paragraph-properties fo:text-align="start" style:justify-single-word="false"/>
      <style:text-properties officeooo:rsid="00360e9e" officeooo:paragraph-rsid="00360e9e"/>
    </style:style>
    <style:style style:name="T1" style:family="text">
      <style:text-properties officeooo:rsid="0015b5c2"/>
    </style:style>
    <style:style style:name="T2" style:family="text">
      <style:text-properties fo:font-size="12pt"/>
    </style:style>
    <style:style style:name="T3" style:family="text">
      <style:text-properties fo:font-size="12pt" officeooo:rsid="0016a5df"/>
    </style:style>
    <style:style style:name="T4" style:family="text">
      <style:text-properties fo:font-size="12pt" fo:font-weight="normal" officeooo:rsid="001a51a4" style:font-weight-asian="normal" style:font-weight-complex="normal"/>
    </style:style>
    <style:style style:name="T5" style:family="text">
      <style:text-properties fo:font-size="12pt" fo:font-weight="normal" officeooo:rsid="001ba262" style:font-weight-asian="normal" style:font-weight-complex="normal"/>
    </style:style>
    <style:style style:name="T6" style:family="text">
      <style:text-properties fo:font-size="12pt" fo:font-style="normal" fo:font-weight="normal" style:font-style-asian="normal" style:font-weight-asian="normal" style:font-style-complex="normal" style:font-weight-complex="normal"/>
    </style:style>
    <style:style style:name="T7" style:family="text">
      <style:text-properties fo:font-size="12pt" fo:font-style="normal" fo:font-weight="normal" officeooo:rsid="0020bde0" style:font-style-asian="normal" style:font-weight-asian="normal" style:font-style-complex="normal" style:font-weight-complex="normal"/>
    </style:style>
    <style:style style:name="T8" style:family="text">
      <style:text-properties fo:font-size="12pt" fo:font-style="normal" fo:font-weight="normal" officeooo:rsid="00326b23" style:font-style-asian="normal" style:font-weight-asian="normal" style:font-style-complex="normal" style:font-weight-complex="normal"/>
    </style:style>
    <style:style style:name="T9" style:family="text">
      <style:text-properties fo:font-size="12pt" fo:font-style="normal" fo:font-weight="normal" officeooo:rsid="00360e9e" style:font-style-asian="normal" style:font-weight-asian="normal" style:font-style-complex="normal" style:font-weight-complex="normal"/>
    </style:style>
    <style:style style:name="T10" style:family="text">
      <style:text-properties fo:font-size="12pt" fo:font-style="normal" fo:font-weight="normal" officeooo:rsid="0037daa5" style:font-style-asian="normal" style:font-weight-asian="normal" style:font-style-complex="normal" style:font-weight-complex="normal"/>
    </style:style>
    <style:style style:name="T11" style:family="text">
      <style:text-properties fo:font-size="12pt" fo:font-style="normal" fo:font-weight="normal" officeooo:rsid="003878e5" style:font-style-asian="normal" style:font-weight-asian="normal" style:font-style-complex="normal" style:font-weight-complex="normal"/>
    </style:style>
    <style:style style:name="T12" style:family="text">
      <style:text-properties fo:font-size="12pt" fo:font-style="normal" style:font-style-asian="normal" style:font-style-complex="normal"/>
    </style:style>
    <style:style style:name="T13" style:family="text">
      <style:text-properties fo:font-size="12pt" fo:font-style="italic" fo:font-weight="normal" officeooo:rsid="00360e9e"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size="10pt"/>
    </style:style>
    <style:style style:name="T16" style:family="text">
      <style:text-properties fo:font-size="10pt" fo:font-style="italic" style:font-style-asian="italic" style:font-style-complex="italic"/>
    </style:style>
    <style:style style:name="T17" style:family="text">
      <style:text-properties fo:font-size="10pt" fo:font-style="italic" fo:font-weight="normal" style:font-style-asian="italic" style:font-weight-asian="normal" style:font-style-complex="italic" style:font-weight-complex="normal"/>
    </style:style>
    <style:style style:name="T18" style:family="text">
      <style:text-properties fo:font-size="10pt" fo:font-style="italic" fo:font-weight="normal" officeooo:rsid="001a51a4" style:font-style-asian="italic" style:font-weight-asian="normal" style:font-style-complex="italic" style:font-weight-complex="normal"/>
    </style:style>
    <style:style style:name="T19" style:family="text">
      <style:text-properties fo:font-size="10pt" fo:font-style="italic" fo:font-weight="normal" officeooo:rsid="001b5c55" style:font-style-asian="italic" style:font-weight-asian="normal" style:font-style-complex="italic" style:font-weight-complex="normal"/>
    </style:style>
    <style:style style:name="T20" style:family="text">
      <style:text-properties fo:font-size="10pt" fo:font-style="italic" fo:font-weight="normal" officeooo:rsid="00360e9e" style:font-style-asian="italic" style:font-weight-asian="normal" style:font-style-complex="italic" style:font-weight-complex="normal"/>
    </style:style>
    <style:style style:name="T21" style:family="text">
      <style:text-properties fo:font-size="10pt" fo:font-style="italic" fo:font-weight="normal" officeooo:rsid="0037daa5" style:font-style-asian="italic" style:font-weight-asian="normal" style:font-style-complex="italic" style:font-weight-complex="normal"/>
    </style:style>
    <style:style style:name="T22" style:family="text">
      <style:text-properties fo:font-size="10pt" fo:font-style="italic" fo:font-weight="normal" officeooo:rsid="003878e5" style:font-style-asian="italic" style:font-weight-asian="normal" style:font-style-complex="italic" style:font-weight-complex="normal"/>
    </style:style>
    <style:style style:name="T23" style:family="text">
      <style:text-properties fo:font-size="10pt" fo:font-style="normal" style:font-style-asian="normal" style:font-style-complex="normal"/>
    </style:style>
    <style:style style:name="T24" style:family="text">
      <style:text-properties fo:font-size="10pt" fo:font-style="normal" fo:font-weight="normal" officeooo:rsid="00360e9e" style:font-style-asian="normal" style:font-weight-asian="normal" style:font-style-complex="normal" style:font-weight-complex="normal"/>
    </style:style>
    <style:style style:name="T25" style:family="text">
      <style:text-properties fo:font-size="10pt" fo:font-style="normal" fo:font-weight="normal" officeooo:rsid="0037daa5" style:font-style-asian="normal" style:font-weight-asian="normal" style:font-style-complex="normal" style:font-weight-complex="normal"/>
    </style:style>
    <style:style style:name="T26" style:family="text">
      <style:text-properties fo:font-size="10pt" fo:font-style="normal" fo:font-weight="normal" officeooo:rsid="003878e5" style:font-style-asian="normal" style:font-weight-asian="normal" style:font-style-complex="normal" style:font-weight-complex="normal"/>
    </style:style>
    <style:style style:name="T27" style:family="text">
      <style:text-properties fo:font-size="10pt" fo:font-weight="normal" style:font-weight-asian="normal" style:font-weight-complex="normal"/>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3878e5"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weight="normal" style:font-weight-asian="normal" style:font-weight-complex="normal"/>
    </style:style>
    <style:style style:name="T33" style:family="text">
      <style:text-properties fo:font-weight="normal" officeooo:rsid="001a51a4" style:font-weight-asian="normal" style:font-weight-complex="normal"/>
    </style:style>
    <style:style style:name="T34" style:family="text">
      <style:text-properties fo:font-weight="normal" officeooo:rsid="003a3610" style:font-weight-asian="normal" style:font-weight-complex="normal"/>
    </style:style>
    <style:style style:name="T35" style:family="text">
      <style:text-properties officeooo:rsid="002b422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sset Pipeline</text:p>
      <text:p text:style-name="P13"/>
      <text:p text:style-name="P1">The Asset Pipeline</text:p>
      <text:list xml:id="list1707120019" text:style-name="L1">
        <text:list-item>
          <text:p text:style-name="P23">Assets are additional files that gets called by browser after your initial HTML GET.</text:p>
          <text:list>
            <text:list-item>
              <text:p text:style-name="P23">Assets are files such as CSS, stylesheets, Javascript files, images, videos, etc..</text:p>
            </text:list-item>
          </text:list>
        </text:list-item>
        <text:list-item>
          <text:p text:style-name="P23">The Asset Pipeline used to handle all assets, however has now been replcade with Webpack and the webpacker gem.</text:p>
        </text:list-item>
        <text:list-item>
          <text:p text:style-name="P23">Webpacker is now the standard from Rails 6 onwards, however legacy versions may still be using asset pipeline.</text:p>
        </text:list-item>
      </text:list>
      <text:p text:style-name="P14"/>
      <text:p text:style-name="P1">Webpack Basics</text:p>
      <text:list xml:id="list420252963" text:style-name="L2">
        <text:list-item>
          <text:p text:style-name="P24">Webpack is a bundler similar to the asset pipeline.</text:p>
        </text:list-item>
        <text:list-item>
          <text:p text:style-name="P24">The Rails best practices is to allow asset pipeline to handle everything else besides Javascript assets.<text:span text:style-name="T1"> It is the standard to use Webpack for Javascript assets.</text:span></text:p>
        </text:list-item>
      </text:list>
      <text:p text:style-name="P14"/>
      <text:p text:style-name="P53">Organization Of Your Assets</text:p>
      <text:list xml:id="list1073254037" text:style-name="L3">
        <text:list-item>
          <text:p text:style-name="P55"><text:span text:style-name="T3">T</text:span><text:span text:style-name="T2">he easiest is to organize your code into many different files. However, this has a disadvantage in that it causes the browser to grab more files, which causes slowdown.</text:span></text:p>
        </text:list-item>
        <text:list-item>
          <text:p text:style-name="P25">Another organizational issue is storing images, where you want to keep them separated in your directory, as well as keeping them simple to link to.</text:p>
          <text:p text:style-name="P25"/>
        </text:list-item>
        <text:list-item>
          <text:p text:style-name="P27">There are three locations where assets can be placed:</text:p>
          <text:list>
            <text:list-item>
              <text:p text:style-name="P56"><text:span text:style-name="T2">app/assets: </text:span><text:span text:style-name="T12">assets that are owned by the application, such as custom images, Javascript files, or stylesheets.</text:span></text:p>
            </text:list-item>
            <text:list-item>
              <text:p text:style-name="P56"><text:span text:style-name="T2">lib/assets</text:span><text:span text:style-name="T12">: your own libraries' code that doesn't fit into the scope of the application or those libraries which are shared across applications.</text:span></text:p>
            </text:list-item>
            <text:list-item>
              <text:p text:style-name="P56"><text:span text:style-name="T2">vendor/assets: </text:span><text:span text:style-name="T12">assets that are owned by outside entities such as code for Javascript plugins and CSS frameworks.</text:span></text:p>
              <text:list>
                <text:list-item>
                  <text:p text:style-name="P56"><text:span text:style-name="T12">Third party code with references to other files also processed by the asset pipeline will need to be rewritten to use helpers like </text:span><text:span text:style-name="T15">asset_path</text:span><text:span text:style-name="T12">.</text:span></text:p>
                </text:list-item>
              </text:list>
            </text:list-item>
          </text:list>
        </text:list-item>
      </text:list>
      <text:p text:style-name="P26"/>
      <text:p text:style-name="P2">Rails Solution to Assets</text:p>
      <text:list xml:id="list661003511" text:style-name="L4">
        <text:list-item>
          <text:p text:style-name="P28">Rails flattens everything into one large file for each filetype. (concatenation)</text:p>
          <text:list>
            <text:list-item>
              <text:p text:style-name="P28">For CSS files, this means that Rails will take all individual <text:span text:style-name="T16">.css</text:span><text:span text:style-name="T23"> </text:span><text:span text:style-name="T29">and stack them on top of each other in one giant asset file. It then runs a 'minifier' program on the file to remove extraneous spaces and make it smaller for shipping to browser.</text:span></text:p>
            </text:list-item>
            <text:list-item>
              <text:p text:style-name="P30">This occurs with every asset filetype.</text:p>
              <text:p text:style-name="P30"/>
            </text:list-item>
          </text:list>
        </text:list-item>
        <text:list-item>
          <text:p text:style-name="P28">This process is done with the Asset Pipeline.</text:p>
        </text:list-item>
      </text:list>
      <text:p text:style-name="P15"/>
      <text:p text:style-name="P3">Manifest Files</text:p>
      <text:list xml:id="list1037989758" text:style-name="L5">
        <text:list-item>
          <text:p text:style-name="P29">Manifest files are used to state which files to include in the blob file.</text:p>
        </text:list-item>
        <text:list-item>
          <text:p text:style-name="P57"><text:span text:style-name="T4">The </text:span><text:span text:style-name="T5">filetype </text:span><text:span text:style-name="T4">manifest fil</text:span><text:span text:style-name="T5">e</text:span><text:span text:style-name="T4"> </text:span><text:span text:style-name="T5">is</text:span><text:span text:style-name="T4"> stored in: </text:span><text:span text:style-name="T18">app/assets/javascripts/application.</text:span><text:span text:style-name="T19">j</text:span><text:span text:style-name="T18">s</text:span></text:p>
          <text:list>
            <text:list-item>
              <text:p text:style-name="P51"><text:span text:style-name="T33">L</text:span><text:span text:style-name="T32">ines starting with </text:span><text:span text:style-name="T17">//=</text:span><text:span text:style-name="T27"> </text:span><text:span text:style-name="T32">tells Rails which files to find and include.</text:span></text:p>
              <text:list>
                <text:list-item>
                  <text:p text:style-name="P60"><text:span text:style-name="T32">require_tree</text:span><text:span text:style-name="T31"> </text:span><text:span text:style-name="T6">: helper method just grabs everything in the current directory.</text:span></text:p>
                </text:list-item>
                <text:list-item>
                  <text:p text:style-name="P61"><text:span text:style-name="T32">require_directory: </text:span><text:span text:style-name="T6">helper method that includes all similar filetype files within the same directory, without recursion.</text:span></text:p>
                </text:list-item>
                <text:list-item>
                  <text:p text:style-name="P31"><text:soft-page-break/>Directives are processed top to bottom. If you require a specific order, do not rely on require_tree; require the prerequisite files first.</text:p>
                </text:list-item>
              </text:list>
            </text:list-item>
          </text:list>
        </text:list-item>
        <text:list-item>
          <text:p text:style-name="P32">As for CSS files, you should put css sparingly into the top level manifest file and instead use as much as possible the css stylesheet files created for you whenever you create a Controller in Rails.</text:p>
          <text:list>
            <text:list-item>
              <text:p text:style-name="P62"><text:span text:style-name="T6">Generating a controller will also generate a stylesheet with an extension </text:span><text:span text:style-name="T32">.scss </text:span><text:span text:style-name="T6">related to the controller. It also creates an </text:span><text:span text:style-name="T31">application.css</text:span><text:span text:style-name="T6"> but the extension for individual resources is </text:span><text:span text:style-name="T32">.scss</text:span></text:p>
            </text:list-item>
            <text:list-item>
              <text:p text:style-name="P62"><text:span text:style-name="T32">.scss</text:span><text:span text:style-name="T31"> </text:span><text:span text:style-name="T6">is Sass(Syntactically Awesome Style Sheets) which is a preprocessor scripting language that interpets and compiles into CSS.</text:span></text:p>
              <text:p text:style-name="P32"/>
            </text:list-item>
          </text:list>
        </text:list-item>
        <text:list-item>
          <text:p text:style-name="P63"><text:span text:style-name="T6">There are a couple of directories that are assumed to be a 'local directory' and can be referenced as such. Some of these directories are: </text:span><text:span text:style-name="T34">app/assets, l</text:span><text:span text:style-name="T32">ib/assets</text:span><text:span text:style-name="T6"> and </text:span><text:span text:style-name="T32">vendor/assets</text:span><text:span text:style-name="T6"> .</text:span></text:p>
        </text:list-item>
      </text:list>
      <text:p text:style-name="P33"/>
      <text:p text:style-name="P33"/>
      <text:p text:style-name="P54">Output of Asset Pipeline</text:p>
      <text:list xml:id="list1192478928" text:style-name="L6">
        <text:list-item>
          <text:p text:style-name="P58"><text:span text:style-name="T7">Rails mashes all specified files together into a new one called: application</text:span><text:span text:style-name="T8">-SHA256</text:span><text:span text:style-name="T7">.js</text:span></text:p>
          <text:list>
            <text:list-item>
              <text:p text:style-name="P34">The string of characters is used to differentiate between files if you end up making any changes.</text:p>
            </text:list-item>
            <text:list-item>
              <text:p text:style-name="P34">This feature is used to alert the browser to either use the cached version or the latest version by comparing the names of the file.</text:p>
            </text:list-item>
          </text:list>
        </text:list-item>
        <text:list-item>
          <text:p text:style-name="P34">The asset tags are used to alert Rails about which files are needed to be imported.</text:p>
          <text:list>
            <text:list-item>
              <text:p text:style-name="P64">&lt;%= javascript_include_tag 'application' %&gt;</text:p>
            </text:list-item>
          </text:list>
        </text:list-item>
      </text:list>
      <text:p text:style-name="P22"/>
      <text:p text:style-name="P20"><text:tab/><text:span text:style-name="T14">Why Unique Filenames</text:span></text:p>
      <text:list xml:id="list3147736715" text:style-name="L7">
        <text:list-item>
          <text:p text:style-name="P35">Fingerprinting can be used to determine if a file has been modified. This is used for caching busting (replacing an outdated cached file).</text:p>
        </text:list-item>
      </text:list>
      <text:p text:style-name="P22"/>
      <text:p text:style-name="P5">Namespacing</text:p>
      <text:list xml:id="list243895084" text:style-name="L8">
        <text:list-item>
          <text:p text:style-name="P36">Namespacing is nesting your classes beneath some sort of variable or function name. Namespacing is used for organization and differentiation.</text:p>
        </text:list-item>
        <text:list-item>
          <text:p text:style-name="P36">The idea behind namespacing is being able to say: <text:span text:style-name="T28">all this code/css/etc. inside here only belongs to XYZ.</text:span></text:p>
          <text:list>
            <text:list-item>
              <text:p text:style-name="P36">example:</text:p>
              <text:list>
                <text:list-header>
                  <text:p text:style-name="P65">&lt;!-- app/views/users/show.html.erb --&gt;</text:p>
                  <text:list>
                    <text:list-header>
                      <text:p text:style-name="P65">&lt;div class='user'&gt;</text:p>
                      <text:list>
                        <text:list-header>
                          <text:p text:style-name="P65">&lt;div class='container'&gt;</text:p>
                          <text:list>
                            <text:list-header>
                              <text:p text:style-name="P65">&lt;!-- Bunch of code for displaying user --&gt;</text:p>
                            </text:list-header>
                          </text:list>
                          <text:p text:style-name="P65">&lt;/div&gt;</text:p>
                        </text:list-header>
                      </text:list>
                      <text:p text:style-name="P65">&lt;/div&gt;</text:p>
                    </text:list-header>
                  </text:list>
                </text:list-header>
              </text:list>
            </text:list-item>
            <text:list-item>
              <text:p text:style-name="P36">This container and all code within is also within the <text:span text:style-name="T16">.user</text:span> class.</text:p>
            </text:list-item>
            <text:list-item>
              <text:p text:style-name="P36">This allows you to set up the stylesheet to specifically address the <text:span text:style-name="T16">.container </text:span>class that's inside a <text:span text:style-name="T16">.user</text:span><text:span text:style-name="T15"> </text:span>class.</text:p>
            </text:list-item>
          </text:list>
        </text:list-item>
        <text:list-item>
          <text:p text:style-name="P37">tldr; Use namespacing when you only want to make a portion of your stylesheets or javascript code available to a specific set of views.</text:p>
        </text:list-item>
      </text:list>
      <text:p text:style-name="P16"/>
      <text:p text:style-name="P8">Asset Pipeline in: Development vs. Production</text:p>
      <text:list xml:id="list149360112" text:style-name="L9">
        <text:list-item>
          <text:p text:style-name="P38">The asset pipeline outputs differently to the console in developmental mode vs. production mode.<text:span text:style-name="T35"> In developmental mode, it sends out stylesheets and other assets for debugging purposes.</text:span></text:p>
        </text:list-item>
        <text:list-item>
          <text:p text:style-name="P39">In developmental mode, assets are served as separate files in the order they are specified in the manifest file.</text:p>
        </text:list-item>
      </text:list>
      <text:p text:style-name="P6"><text:soft-page-break/>Images</text:p>
      <text:list xml:id="list1616513634" text:style-name="L10">
        <text:list-item>
          <text:p text:style-name="P41">For images, the asset pipeline keeps them in the <text:span text:style-name="T16">/assets</text:span><text:span text:style-name="T15"> </text:span>directory unless you've made your own subdirectory.</text:p>
        </text:list-item>
        <text:list-item>
          <text:p text:style-name="P41">Use <text:span text:style-name="T16">image_tag</text:span> to avoid confusion.</text:p>
          <text:list>
            <text:list-item>
              <text:p text:style-name="P41">example: <text:span text:style-name="T16">&lt;%= image_tag, 'fuzzy_slippers.jpg' %&gt;</text:span></text:p>
            </text:list-item>
          </text:list>
        </text:list-item>
      </text:list>
      <text:p text:style-name="P17"/>
      <text:p text:style-name="P7">Preprocessors</text:p>
      <text:list xml:id="list3378860959" text:style-name="L11">
        <text:list-item>
          <text:p text:style-name="P42">Filetypes like ERB, SASS, HAML, and Coffeescript all gets preprocessed as part of the pipeline.</text:p>
        </text:list-item>
        <text:list-item>
          <text:p text:style-name="P40">The order of these extensions determine the order of processing.</text:p>
          <text:list>
            <text:list-item>
              <text:p text:style-name="P40">example: <text:span text:style-name="T28">admin.scss.erb</text:span></text:p>
              <text:list>
                <text:list-item>
                  <text:p text:style-name="P40">First: erb</text:p>
                </text:list-item>
                <text:list-item>
                  <text:p text:style-name="P40">Second: scss</text:p>
                </text:list-item>
              </text:list>
            </text:list-item>
          </text:list>
        </text:list-item>
      </text:list>
      <text:p text:style-name="P18"/>
      <text:p text:style-name="P9">Un-Escaping HTML</text:p>
      <text:list xml:id="list3113239617" text:style-name="L12">
        <text:list-item>
          <text:p text:style-name="P43">If you want to display HTML code on your website, you need to let Rails know that the code is safe to run. This is to prevent Rails from running any malicious &lt;script&gt; code from injections.</text:p>
        </text:list-item>
      </text:list>
      <text:p text:style-name="P19"/>
      <text:list xml:id="list135747713311272" text:continue-numbering="true" text:style-name="L12">
        <text:list-item>
          <text:p text:style-name="P43">To tag code that is safe to run, use the method <text:span text:style-name="T16">#raw </text:span>in your view template.</text:p>
          <text:list>
            <text:list-item>
              <text:p text:style-name="P43">example: <text:span text:style-name="T16">&lt;%= raw "&lt;p&gt;hello world!&lt;/p&gt; %&gt;</text:span></text:p>
            </text:list-item>
          </text:list>
        </text:list-item>
        <text:list-item>
          <text:p text:style-name="P44">To be explicitly sure that HTML does not get ran, use <text:span text:style-name="T16">CGI </text:span>class's <text:span text:style-name="T16">#escapeHTML</text:span><text:span text:style-name="T15"> method.</text:span></text:p>
          <text:list>
            <text:list-item>
              <text:p text:style-name="P44">example: <text:span text:style-name="T28">CGI::escapeHTML('usage: foo 'bar' &lt;baz&gt;')</text:span></text:p>
            </text:list-item>
          </text:list>
        </text:list-item>
      </text:list>
      <text:p text:style-name="P52"/>
      <text:p text:style-name="P10">How to Use the Asset Pipeline</text:p>
      <text:list xml:id="list758890670" text:style-name="L13">
        <text:list-item>
          <text:p text:style-name="P45">The preferred location for assets is in: <text:span text:style-name="T16">app/assets</text:span>.</text:p>
        </text:list-item>
        <text:list-item>
          <text:p text:style-name="P45">Another place to store assets are in the public hierarchy.</text:p>
          <text:list>
            <text:list-item>
              <text:p text:style-name="P59"><text:span text:style-name="T9">Assets in the </text:span><text:span text:style-name="T13">public</text:span><text:span text:style-name="T9"> hierarchy will be served as static files.</text:span></text:p>
            </text:list-item>
            <text:list-item>
              <text:p text:style-name="P59"><text:span text:style-name="T9">Assets in </text:span><text:span text:style-name="T20">app</text:span><text:span text:style-name="T24">/</text:span><text:span text:style-name="T20">assets</text:span><text:span text:style-name="T24"> </text:span><text:span text:style-name="T9">are for those that need to undergo some pre-processing before they are served.</text:span></text:p>
            </text:list-item>
          </text:list>
        </text:list-item>
        <text:list-item>
          <text:p text:style-name="P67"><text:span text:style-name="T6">In production, Rails precompiles the files in </text:span><text:span text:style-name="T17">app/assets </text:span><text:span text:style-name="T10">into </text:span><text:span text:style-name="T21">public/assets</text:span><text:span text:style-name="T25"> </text:span><text:span text:style-name="T11">. The precompiled copies are then served as static assets by the web server. The files in </text:span><text:span text:style-name="T22">app/assets</text:span><text:span text:style-name="T26"> </text:span><text:span text:style-name="T11">are never served directly in production.</text:span></text:p>
        </text:list-item>
      </text:list>
      <text:p text:style-name="P46"/>
      <text:p text:style-name="P4"><text:span text:style-name="T30">C</text:span><text:span text:style-name="T29">ontroller Specific Assets</text:span></text:p>
      <text:list xml:id="list249665909" text:style-name="L14">
        <text:list-item>
          <text:p text:style-name="P47">You can opt to include controller specific stylesheets and Javascript files only in their respective controller.</text:p>
          <text:list>
            <text:list-item>
              <text:p text:style-name="P66">example: &lt;%= javascript_include_tag params[:controller] %&gt; <text:span text:style-name="T12">or </text:span>&lt;%= stylesheet_link_tag params[:controller] %&gt;</text:p>
            </text:list-item>
            <text:list-item>
              <text:p text:style-name="P48">Ensure that you are not using <text:span text:style-name="T16">require_tree </text:span>, as that will result in your assets being included more than once.</text:p>
            </text:list-item>
          </text:list>
        </text:list-item>
      </text:list>
      <text:p text:style-name="P21"/>
      <text:p text:style-name="P11">Adding ERB to Javascript, CSS, and SASS Files</text:p>
      <text:list xml:id="list824097942" text:style-name="L15">
        <text:list-item>
          <text:p text:style-name="P49">Adding the extension ERB to files allows you to use helpers such as <text:span text:style-name="T16">_path </text:span>and <text:span text:style-name="T16">_url</text:span>.</text:p>
        </text:list-item>
      </text:list>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3" meta:paragraph-count="88" meta:word-count="1163" meta:character-count="6870" meta:non-whitespace-character-count="5865"/>
  </office:meta>
</office:document-meta>
</file>